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291in" fo:border-left="none" fo:border-right="none" fo:border-top="none" fo:border-bottom="0.0138in solid #000000" style:join-border="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style:font-name="Courier New"/>
    </style:style>
    <style:style style:name="P5" style:family="paragraph" style:parent-style-name="code">
      <style:paragraph-properties fo:margin-top="0in" fo:margin-bottom="0.0835in"/>
    </style:style>
    <style:style style:name="P6" style:family="paragraph" style:parent-style-name="Text_20_body" style:list-style-name="L1"/>
    <style:style style:name="P7" style:family="paragraph" style:parent-style-name="Heading_20_1">
      <style:paragraph-properties fo:text-align="justify" style:justify-single-word="false"/>
    </style:style>
    <style:style style:name="P8" style:family="paragraph" style:parent-style-name="Heading_20_3">
      <style:paragraph-properties fo:text-align="justify" style:justify-single-word="false"/>
    </style:style>
    <style:style style:name="T1" style:family="text">
      <style:text-properties style:font-name="DejaVu Sans Mono" fo:font-size="10pt" style:font-size-asian="10pt" style:font-size-complex="10pt"/>
    </style:style>
    <style:style style:name="T2" style:family="text">
      <style:text-properties style:font-name="Nimbus Sans L" fo:font-size="14pt" style:font-size-asian="14pt" style:font-size-complex="14pt"/>
    </style:style>
    <style:style style:name="T3" style:family="text">
      <style:text-properties style:font-name="Courier New" fo:font-size="12pt" style:font-size-asian="12pt" style:font-size-complex="12pt"/>
    </style:style>
    <style:style style:name="T4" style:family="text">
      <style:text-properties style:font-name="Times New Roman" style:font-name-asian="Times New Roman" style:font-name-complex="Times New Roman"/>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SEP # : </text:h>
      <text:p text:style-name="P2"/>
      <text:p text:style-name="P1"/>
      <text:p text:style-name="P1">Title: Object Oriented Programming under Scilab</text:p>
      <text:p text:style-name="P1">Version: 1.0</text:p>
      <text:p text:style-name="P1">Author: Y. Collette</text:p>
      <text:p text:style-name="P1">Review: </text:p>
      <text:p text:style-name="P1">Commented: </text:p>
      <text:p text:style-name="P1">State: Draft</text:p>
      <text:p text:style-name="P1">Scilab-Version: 5.0</text:p>
      <text:p text:style-name="P1">Vote: "No: discussions and suggestions"</text:p>
      <text:p text:style-name="P1">Created: Monday, 22 September 2008</text:p>
      <text:p text:style-name="P2"/>
      <text:p text:style-name="P1"/>
      <text:h text:style-name="P8" text:outline-level="3">Abstract</text:h>
      <text:p text:style-name="P1">This SEP proposes to add some new functionalities to Scilab so as to be able to build classes.</text:p>
      <text:p text:style-name="P1"/>
      <text:h text:style-name="P8" text:outline-level="3">Rationale</text:h>
      <text:p text:style-name="P3">Today, in scilab, an object oriented programming is nearly feasible. To do so, we can use mlist and overloading to emulate object oriented programming. The type of the mlist defines the name of the classe and we can store functions and data in the mlist. For example:</text:p>
      <text:p text:style-name="code">class_A_inst = mlist(['class_A','text_to_print','print', ...</text:p>
      <text:p text:style-name="code"><text:s text:c="22"/>'set','get'], ...</text:p>
      <text:p text:style-name="code"><text:s text:c="21"/>['none',[],[],[]]);</text:p>
      <text:p text:style-name="P3">Now, let's define the methods for class_A:</text:p>
      <text:p text:style-name="code">function res = print()</text:p>
      <text:p text:style-name="code">printf('%s\n', class_A_inst('text_to_print'));</text:p>
      <text:p text:style-name="code">endfunction</text:p>
      <text:p text:style-name="code">function res = get()</text:p>
      <text:p text:style-name="code">res = class_A_inst('text_to_print');</text:p>
      <text:p text:style-name="code">endfunction</text:p>
      <text:p text:style-name="code">function set(text)</text:p>
      <text:p text:style-name="code">class_A_inst('text_to_print') = text;</text:p>
      <text:p text:style-name="code">endfunction</text:p>
      <text:p text:style-name="P3">Now, we complete the class:</text:p>
      <text:p text:style-name="code">class_A_inst('print') = print;</text:p>
      <text:p text:style-name="code">class_A_inst('set') = set;</text:p>
      <text:p text:style-name="code">class_A_inst('get') = get;</text:p>
      <text:p text:style-name="P3">Now, if I wanted to create a new class and change the data contained in my new class:</text:p>
      <text:p text:style-name="code"><text:soft-page-break/>class_B_inst = class_A_inst;</text:p>
      <text:p text:style-name="code">class_B_inst.set('new_text');</text:p>
      <text:p text:style-name="P3">The fist problem: only the data contained in class_A_inst has been changed.</text:p>
      <text:p text:style-name="P3">So, the first requirement to have the possibility to build objects is to have a 'this' operator which will refer to the current data structure. Here is the new definition of class_A_inst:</text:p>
      <text:p text:style-name="code">function res = print()</text:p>
      <text:p text:style-name="code">printf('%s\n', this('text_to_print'));</text:p>
      <text:p text:style-name="code">endfunction</text:p>
      <text:p text:style-name="code">function res = get()</text:p>
      <text:p text:style-name="code">res = this('text_to_print');</text:p>
      <text:p text:style-name="code">endfunction</text:p>
      <text:p text:style-name="code">function set(text)</text:p>
      <text:p text:style-name="code">this('text_to_print') = text;</text:p>
      <text:p text:style-name="code">endfunction</text:p>
      <text:p text:style-name="P3">Now, we complete the class:</text:p>
      <text:p text:style-name="code">class_A_inst('print') = print;</text:p>
      <text:p text:style-name="P4">class_A_inst('set') = set;</text:p>
      <text:p text:style-name="P4">class_A_inst('get') = get;</text:p>
      <text:p text:style-name="P3">Now, if I wanted to create a new class and change the data contained in my new class:</text:p>
      <text:p text:style-name="P4">class_B_inst = class_A_inst;</text:p>
      <text:p text:style-name="P4">class_B_inst.set('new_text');</text:p>
      <text:p text:style-name="Text_20_body">Now, only the content of class_B_inst has been changed because 'this' refers to the current data structure which is now class_B_inst.</text:p>
      <text:p text:style-name="Text_20_body">An operator 'parent' which refers to the first inherited class should be added too.</text:p>
      <text:p text:style-name="Text_20_body">What about overloading of operators. Currently, it's not possible to overload everything in scilab. Only the primitives can be overloaded. Let's take an example of the possibility to overload macros. I store a mesh in a mlist and I want to be able to merge 2 meshes via the '+' operator.</text:p>
      <text:p text:style-name="code">Mesh_1 = mlist(['mesh',....],[....]);</text:p>
      <text:p text:style-name="code">Mesh_2 = mlist(['mesh',....],[....]);</text:p>
      <text:p text:style-name="Text_20_body">Now, we define the '+' operator for 'mesh' mlist:</text:p>
      <text:p text:style-name="code">function res = %mesh_a_mesh(a,b)</text:p>
      <text:p text:style-name="code">// I merge the meshes ...</text:p>
      <text:p text:style-name="code">...</text:p>
      <text:p text:style-name="code">endfunction</text:p>
      <text:p text:style-name="Text_20_body">We use now the operator '+':</text:p>
      <text:p text:style-name="code">Mesh_3 = Mesh_1 + Mesh_2;</text:p>
      <text:p text:style-name="Text_20_body">This is currently not possible under scilab because overloading is not applicable to macros.</text:p>
      <text:p text:style-name="Text_20_body">A problem to solve: what will happen if a '_' appears in the name of the macros ?</text:p>
      <text:p text:style-name="Text_20_body"><text:soft-page-break/>It should be 'easy' to solve because, for binary operators, you will always have a odd number of '_' character. And for unary operators ? The operator is always placed at the end of the function name.</text:p>
      <text:p text:style-name="Text_20_body">Let's talk about inheritage. </text:p>
      <text:p text:style-name="Text_20_body">To inherit from a class, it's like merging with some rules all the data from a mlist and be able to extend the content of merged class.</text:p>
      <text:p text:style-name="Text_20_body">We define a 'merge' function which will take all the fields of mlists and create a new mlist.</text:p>
      <text:p text:style-name="code">class_A_inst = mlist(['class_A','set','get', ...</text:p>
      <text:p text:style-name="code"><text:s text:c="22"/>'common_field','class_A_field'], ...</text:p>
      <text:p text:style-name="code"><text:s text:c="22"/>[[],[],1,2]);</text:p>
      <text:p text:style-name="code">class_B_inst = mlist(['class_B','set','get', ...</text:p>
      <text:p text:style-name="code"><text:s text:c="22"/>'common_field','class_B_field'], ...</text:p>
      <text:p text:style-name="code"><text:s text:c="22"/>[[],[],3,4]);</text:p>
      <text:p text:style-name="code">class_C_inst = mlist(['class_C','set','get', ...</text:p>
      <text:p text:style-name="code"><text:s text:c="22"/>'class_C_field'], ...</text:p>
      <text:p text:style-name="code"><text:s text:c="22"/>[[],[],5]);</text:p>
      <text:p text:style-name="Text_20_body">For class_A and class_B, 'set' and 'get' allow to view / modify 'common_field'.</text:p>
      <text:p text:style-name="Text_20_body">For class_C, 'set' and 'get' allow to view / modify 'class_C_field'.</text:p>
      <text:p text:style-name="code">function set_AB(variable)</text:p>
      <text:p text:style-name="code">this.common_field = variable;</text:p>
      <text:p text:style-name="code">endfunction</text:p>
      <text:p text:style-name="code">function res = get_AB(variable)</text:p>
      <text:p text:style-name="code">res = this.common_field;</text:p>
      <text:p text:style-name="code">endfunction</text:p>
      <text:p text:style-name="code">function set_C(variable)</text:p>
      <text:p text:style-name="code">this.class_C_field = variable;</text:p>
      <text:p text:style-name="code">endfunction</text:p>
      <text:p text:style-name="code">function get_C(variable)</text:p>
      <text:p text:style-name="code">this.class_C_field = variable;</text:p>
      <text:p text:style-name="code">endfunction</text:p>
      <text:p text:style-name="code">class_C_inst = merge(class_A_inst,class_B_inst);</text:p>
      <text:p text:style-name="code">class_A_inst('get') = get_AB;</text:p>
      <text:p text:style-name="code">class_B_inst('get') = get_AB;</text:p>
      <text:p text:style-name="code">class_A_inst('set') = set_AB;</text:p>
      <text:p text:style-name="code">class_B_inst('set') = set_AB;</text:p>
      <text:p text:style-name="code">class_C_inst('get') = get_C;</text:p>
      <text:p text:style-name="code">class_C_inst('set') = set_C;</text:p>
      <text:p text:style-name="Text_20_body">Now, merge the 3 classes into class_C_inst:</text:p>
      <text:p text:style-name="code"><text:soft-page-break/>class_C_inst = merge(class_C_inst, class_A_inst, class_B_inst);</text:p>
      <text:p text:style-name="Text_20_body">The content of the new class:</text:p>
      <text:p text:style-name="code">class_C_inst = mlist(['class_C','set','get', ...</text:p>
      <text:p text:style-name="code"><text:s text:c="22"/>'common_field','class_A_field', ...</text:p>
      <text:p text:style-name="code"><text:s text:c="22"/>'class_B_field','class_C_field'],[...]);</text:p>
      <text:p text:style-name="Text_20_body">What will be the content of the fields:</text:p>
      <text:p text:style-name="Text_20_body">If the merge rule is “the first position in the variable list of the merge function dominates the other” then, the result is:</text:p>
      <text:p text:style-name="code">class_C_inst.set(6) <text:span text:style-name="T4">→</text:span> class_C_field is updated</text:p>
      <text:p text:style-name="code">class_C_inst.get() <text:span text:style-name="T4">→</text:span> class_C_field is returned</text:p>
      <text:p text:style-name="code">class_C_inst.common_field <text:span text:style-name="T4">→</text:span> 1 is returned (the value contained in class_A_inst which is placed before class_B_inst in the list of variables of the merge function).</text:p>
      <text:p text:style-name="Text_20_body">The rule “the first position in the variable list of the merge function dominates the other” is maybe the best because it protects the data of class_C_inst.</text:p>
      <text:p text:style-name="Text_20_body">A new operator should be added to allow to bypass this behavior. Something like public / private / protected. Let's restrict to only private / public.</text:p>
      <text:p text:style-name="Text_20_body">'private' attribute will be used to protect the content of a field from being overwritten.</text:p>
      <text:p text:style-name="Text_20_body">'public' attribute will be used to allow the content of a field to be overwritten.</text:p>
      <text:p text:style-name="Text_20_body">Here are the new definitions of class_A_inst, class_B_inst and class_C_inst:</text:p>
      <text:p text:style-name="code">class_A_inst = mlist(['class_A','set','get', ...</text:p>
      <text:p text:style-name="code"><text:s text:c="22"/>'common_field','class_A_field'], ...</text:p>
      <text:p text:style-name="code"><text:s text:c="22"/>[[],[],1,2]);</text:p>
      <text:p text:style-name="code">class_B_inst = mlist(['class_B','set','get', ...</text:p>
      <text:p text:style-name="code"><text:s text:c="22"/>'common_field','class_B_field'], ...</text:p>
      <text:p text:style-name="code"><text:s text:c="22"/>[[],[],3,4]);</text:p>
      <text:p text:style-name="code">class_C_inst = mlist(['class_C','public set','public get', ...</text:p>
      <text:p text:style-name="code"><text:s text:c="22"/>'class_C_field'],[[],[],5]);</text:p>
      <text:p text:style-name="code">class_C_inst = merge(class_C_inst, class_A_inst, class_B_inst);</text:p>
      <text:p text:style-name="Text_20_body">Because 'set' and 'get' of class_C_inst has been allowed to be overwritten, we will have the following behavior:</text:p>
      <text:p text:style-name="code">class_C_inst.set(6) <text:span text:style-name="T4">→</text:span> the content of 'common_field' is updated</text:p>
      <text:p text:style-name="code">class_C_inst.get() <text:span text:style-name="T4">→</text:span> the content of 'common_field' is returned. Here, we will have the value 1 if no call to 'set' has been done (the value of 'common_field' of class_A_inst).</text:p>
      <text:p text:style-name="Text_20_body">By default all the members of the first variable of the merge function are 'private' the members of all the other variables are 'public'. The last class in the 'merge' function override the members of the others except the first one.</text:p>
      <text:p text:style-name="Text_20_body">Something which will certainly helps to write objects is to allow to define the function stored in a structure directly. For example:</text:p>
      <text:p text:style-name="code"><text:soft-page-break/>class_A_inst = mlist(['class_A','set','get', ...</text:p>
      <text:p text:style-name="code"><text:s text:c="22"/>'common_field','class_A_field'], ...</text:p>
      <text:p text:style-name="code"><text:s text:c="22"/>[[],[],1,2]);</text:p>
      <text:p text:style-name="code">function y = class_A_inst.get()</text:p>
      <text:p text:style-name="code">y = this.common_field;</text:p>
      <text:p text:style-name="code">endfunction</text:p>
      <text:p text:style-name="Text_20_body"/>
      <text:p text:style-name="Text_20_body">Now, sum-up the requirements for object oriented programming under scilab:</text:p>
      <text:list xml:id="list6685943132866614255" text:style-name="L1">
        <text:list-item>
          <text:p text:style-name="P6">have a 'this' operator to refer to the content of the current structure;</text:p>
        </text:list-item>
        <text:list-item>
          <text:p text:style-name="P6">have a 'parent' operator to refer to the content of the first inherited structure;</text:p>
        </text:list-item>
        <text:list-item>
          <text:p text:style-name="P6">have the possibility to overload macros;</text:p>
        </text:list-item>
        <text:list-item>
          <text:p text:style-name="P6">define a 'merge' function to deal with inheritage;</text:p>
        </text:list-item>
        <text:list-item>
          <text:p text:style-name="P6">define a 'public' keyword to allow a field of a structure to be overloaded during the merging phase.</text:p>
        </text:list-item>
        <text:list-item>
          <text:p text:style-name="P6">Define directly functions in structures: function y = class.get() ... endfunction</text:p>
        </text:list-item>
      </text:list>
      <text:h text:style-name="P8" text:outline-level="3"><text:span text:style-name="Teletype"><text:span text:style-name="T2">Example Usage</text:span></text:span></text:h>
      <text:p text:style-name="code"><text:span text:style-name="Teletype"><text:span text:style-name="T3">class_geometry = mlist(['geom','public draw'],[]);</text:span></text:span></text:p>
      <text:p text:style-name="code"><text:span text:style-name="Teletype"><text:span text:style-name="T3">class_line = mlist(['line','set','get','draw',A,B],[[],[],0,0]);</text:span></text:span></text:p>
      <text:p text:style-name="code"><text:span text:style-name="Teletype"><text:span text:style-name="T3">class_square = mlist(['square','set','get', ...</text:span></text:span></text:p>
      <text:p text:style-name="code"><text:span text:style-name="Teletype"><text:span text:style-name="T3"><text:s text:c="22"/>'draw',side,center],[[],[],0,0]);</text:span></text:span></text:p>
      <text:p text:style-name="code"><text:span text:style-name="Teletype"><text:span text:style-name="T3">function set_line(A,B)</text:span></text:span></text:p>
      <text:p text:style-name="code"><text:span text:style-name="Teletype"><text:span text:style-name="T3">this.A = A;</text:span></text:span></text:p>
      <text:p text:style-name="code"><text:span text:style-name="Teletype"><text:span text:style-name="T3">this.B = B;</text:span></text:span></text:p>
      <text:p text:style-name="code"><text:span text:style-name="Teletype"><text:span text:style-name="T3">endfunction</text:span></text:span></text:p>
      <text:p text:style-name="code"><text:span text:style-name="Teletype"><text:span text:style-name="T3">function [A,B] = get_line()</text:span></text:span></text:p>
      <text:p text:style-name="code"><text:span text:style-name="Teletype"><text:span text:style-name="T3">A = this.A;</text:span></text:span></text:p>
      <text:p text:style-name="code"><text:span text:style-name="Teletype"><text:span text:style-name="T3">B = this.B;</text:span></text:span></text:p>
      <text:p text:style-name="code"><text:span text:style-name="Teletype"><text:span text:style-name="T3">endfunction</text:span></text:span></text:p>
      <text:p text:style-name="code"><text:span text:style-name="Teletype"><text:span text:style-name="T3">function draw_line()</text:span></text:span></text:p>
      <text:p text:style-name="code"><text:span text:style-name="Teletype"><text:span text:style-name="T3">X=0:0.1:10;</text:span></text:span></text:p>
      <text:p text:style-name="code"><text:span text:style-name="Teletype"><text:span text:style-name="T3">Y=A*X+B;</text:span></text:span></text:p>
      <text:p text:style-name="code"><text:span text:style-name="Teletype"><text:span text:style-name="T3">plot(X,Y,'k-');</text:span></text:span></text:p>
      <text:p text:style-name="code"><text:span text:style-name="Teletype"><text:span text:style-name="T3">endfunction</text:span></text:span></text:p>
      <text:p text:style-name="code"><text:span text:style-name="Teletype"><text:span text:style-name="T3">function set_square(side,center)</text:span></text:span></text:p>
      <text:p text:style-name="P5"><text:span text:style-name="Teletype"><text:span text:style-name="T3">this.side = side;</text:span></text:span></text:p>
      <text:p text:style-name="P5"><text:span text:style-name="Teletype"><text:span text:style-name="T3">this.center = center;</text:span></text:span></text:p>
      <text:p text:style-name="P5"><text:soft-page-break/><text:span text:style-name="Teletype"><text:span text:style-name="T3">endfunction</text:span></text:span></text:p>
      <text:p text:style-name="P5"><text:span text:style-name="Teletype"><text:span text:style-name="T3">function [side,center] = get_square()</text:span></text:span></text:p>
      <text:p text:style-name="P5"><text:span text:style-name="Teletype"><text:span text:style-name="T3">side = this.side;</text:span></text:span></text:p>
      <text:p text:style-name="P5"><text:span text:style-name="Teletype"><text:span text:style-name="T3">center = this.center;</text:span></text:span></text:p>
      <text:p text:style-name="P5"><text:span text:style-name="Teletype"><text:span text:style-name="T3">endfunction</text:span></text:span></text:p>
      <text:p text:style-name="P5"><text:span text:style-name="Teletype"><text:span text:style-name="T3">function draw_square()</text:span></text:span></text:p>
      <text:p text:style-name="P5"><text:span text:style-name="Teletype"><text:span text:style-name="T3">xrect(center(1)-side(1)/2,center(2)+side(2)/2,side(1),side(2));</text:span></text:span></text:p>
      <text:p text:style-name="P5"><text:span text:style-name="Teletype"><text:span text:style-name="T3">endfunction</text:span></text:span></text:p>
      <text:p text:style-name="P5"><text:span text:style-name="Teletype"><text:span text:style-name="T3">class_line.set <text:s/>= set_line;</text:span></text:span></text:p>
      <text:p text:style-name="P5"><text:span text:style-name="Teletype"><text:span text:style-name="T3">class_line.get <text:s/>= get_line;</text:span></text:span></text:p>
      <text:p text:style-name="P5"><text:span text:style-name="Teletype"><text:span text:style-name="T3">class_line.draw = draw_line;</text:span></text:span></text:p>
      <text:p text:style-name="P5"><text:span text:style-name="Teletype"><text:span text:style-name="T3">class_square.set <text:s/>= set_square;</text:span></text:span></text:p>
      <text:p text:style-name="P5"><text:span text:style-name="Teletype"><text:span text:style-name="T3">class_square.get <text:s/>= get_square;</text:span></text:span></text:p>
      <text:p text:style-name="P5"><text:span text:style-name="Teletype"><text:span text:style-name="T3">class_square.draw = draw_square;</text:span></text:span></text:p>
      <text:p text:style-name="P5"><text:span text:style-name="Teletype"><text:span text:style-name="T3"/></text:span></text:p>
      <text:p text:style-name="P5"><text:span text:style-name="Teletype"><text:span text:style-name="T3">shapes(1) = merge(class_geometry,class_line);</text:span></text:span></text:p>
      <text:p text:style-name="P5"><text:span text:style-name="Teletype"><text:span text:style-name="T3">shapes(2) = merge(class_geometry,class_line);</text:span></text:span></text:p>
      <text:p text:style-name="P5"><text:span text:style-name="Teletype"><text:span text:style-name="T3">shapes(3) = merge(class_geometry,class_line);</text:span></text:span></text:p>
      <text:p text:style-name="P5"><text:span text:style-name="Teletype"><text:span text:style-name="T3">shapes(4) = merge(class_geometry,class_square);</text:span></text:span></text:p>
      <text:p text:style-name="P5"><text:span text:style-name="Teletype"><text:span text:style-name="T3">shapes(5) = merge(class_geometry,class_square);</text:span></text:span></text:p>
      <text:p text:style-name="P5"><text:span text:style-name="Teletype"><text:span text:style-name="T3">// class_geometry is here to define common methods for line and square</text:span></text:span></text:p>
      <text:p text:style-name="P5"><text:span text:style-name="Teletype"><text:span text:style-name="T3">for i=1:5</text:span></text:span></text:p>
      <text:p text:style-name="P5"><text:span text:style-name="Teletype"><text:span text:style-name="T3"><text:s text:c="2"/>shapes(i).draw();</text:span></text:span></text:p>
      <text:p text:style-name="P5"><text:span text:style-name="Teletype"><text:span text:style-name="T3">end</text:span></text:span></text:p>
      <text:p text:style-name="Standard"><text:span text:style-name="Teletype"><text:span text:style-name="T3"/></text:span></text:p>
      <text:p text:style-name="Text_20_body"><text:span text:style-name="Teletype"><text:span text:style-name="T3">another solution for class_geometry:</text:span></text:span></text:p>
      <text:p text:style-name="Standard"><text:span text:style-name="Teletype"><text:span text:style-name="T3"/></text:span></text:p>
      <text:p text:style-name="P5"><text:span text:style-name="Teletype"><text:span text:style-name="T3">class_geometry = mlist(['geom','draw'],[]);</text:span></text:span></text:p>
      <text:p text:style-name="P5"><text:span text:style-name="Teletype"><text:span text:style-name="T3">function draw_geometry()</text:span></text:span></text:p>
      <text:p text:style-name="P5"><text:span text:style-name="Teletype"><text:span text:style-name="T3">parent.draw();</text:span></text:span></text:p>
      <text:p text:style-name="P5"><text:span text:style-name="Teletype"><text:span text:style-name="T3">endfunction</text:span></text:span></text:p>
      <text:h text:style-name="P8" text:outline-level="3">Changelog</text:h>
      <text:p text:style-name="P3"><text:tab/><text:span text:style-name="T1">1.0 – First version of the SEP.</text:span></text:p>
      <text:h text:style-name="P8" text:outline-level="3">Copyright</text:h>
      <text:p text:style-name="Standard"><text:tab/>This document has been placed under the license CeCILL-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code" style:family="paragraph" style:parent-style-name="Text_20_body" style:class="text">
      <style:paragraph-properties fo:text-align="justify" style:justify-single-word="false"/>
      <style:text-properties style:font-name="Courier New"/>
    </style:style>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initial-creator>Pierre MARECHAL</meta:initial-creator>
    <meta:creation-date>2008-07-09T13:39:08</meta:creation-date>
    <dc:creator>Eric Gallager</dc:creator>
    <dc:date>2013-09-03T10:25:07</dc:date>
    <meta:editing-cycles>7</meta:editing-cycles>
    <meta:editing-duration>PT1H35M54S</meta:editing-duration>
    <meta:document-statistic meta:table-count="0" meta:image-count="0" meta:object-count="0" meta:page-count="6" meta:paragraph-count="196" meta:word-count="1173" meta:character-count="8917"/>
    <meta:user-defined meta:name="Info 1"/>
    <meta:user-defined meta:name="Info 2"/>
    <meta:user-defined meta:name="Info 3"/>
    <meta:user-defined meta:name="Info 4"/>
  </office:meta>
</office:document-meta>
</file>